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e" fo:country="DE" officeooo:rsid="000f9f2c" officeooo:paragraph-rsid="000f9f2c"/>
    </style:style>
    <style:style style:name="P2" style:family="paragraph" style:parent-style-name="Standard">
      <style:text-properties fo:language="de" fo:country="DE" officeooo:rsid="001142f6" officeooo:paragraph-rsid="001142f6"/>
    </style:style>
    <style:style style:name="T1" style:family="text">
      <style:text-properties officeooo:rsid="001142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reibplan:</text:p>
      <text:p text:style-name="P1"/>
      <text:p text:style-name="P1">1 Einleitung</text:p>
      <text:p text:style-name="P1">2 Physikalischer Hintergrund </text:p>
      <text:p text:style-name="P1">3 Statistische Modellwahl</text:p>
      <text:p text:style-name="P1">3.1 Klassische Modellwahl</text:p>
      <text:p text:style-name="P1">3.2 Modellwahl anhand Residuenquadratsumme</text:p>
      <text:p text:style-name="P1">3.3 Modellwahl via SPSE</text:p>
      <text:p text:style-name="P1">3.4 Automatisierung und Mallow’s CP</text:p>
      <text:p text:style-name="P1">4 Modellwahl für den Stickstoffgehalt bei NIR-Spektroskopie</text:p>
      <text:p text:style-name="P1">5 Simulation</text:p>
      <text:p text:style-name="P1">5.1 <text:span text:style-name="T1">Ziel der Simulation</text:span></text:p>
      <text:p text:style-name="P2">5.2 Vergleich von SPSE und Mallow‘s Cp</text:p>
      <text:p text:style-name="P2">5.3 Ergebnisse</text:p>
      <text:p text:style-name="P2">6. Fazit</text:p>
      <text:p text:style-name="P1"/>
      <text:p text:style-name="P1">Die hier vorgestellte Untersuchung soll zeigen, in welchem Zusammenhang der Stichprobenumfang <text:s/>eines Sampling mit der Genauigkeit von Mallow‘s Cp steht. Genauer gesagt ziehen wir ein Sample von obigem Modell, zu dem die exakte Berechnung des SPSE für alle von uns gewählten Stichprobengrößen (n = [5, 10, 25, 50, 100, 200, 500]) möglich. Der ermittelte SPSE Wert dient uns im späteren Vergleich als Ground Truth. Für jeden Stichprobenumfang ermitteln wir zudem den Wert von Mallow‘s Cp, der ein Schätzwert des ursprünglichen SPSE darstellt. Ermittelt werden soll dabei, inwiefern sich der Umfang der Stichprobe auf die Abweichung des Schätzers von der Ground Truth (SPSE) auswirk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1:32:00.710220426</meta:creation-date>
    <dc:date>2019-03-08T11:45:54.891599308</dc:date>
    <meta:editing-duration>PT2M44S</meta:editing-duration>
    <meta:editing-cycles>1</meta:editing-cycles>
    <meta:document-statistic meta:table-count="0" meta:image-count="0" meta:object-count="0" meta:page-count="1" meta:paragraph-count="15" meta:word-count="152" meta:character-count="1039" meta:non-whitespace-character-count="899"/>
    <meta:generator>LibreOffice/6.0.7.3$Linux_X86_64 LibreOffice_project/00m0$Build-3</meta:generator>
  </office:meta>
</office:document-meta>
</file>